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10" style:parent-style-name="Fuentedepárrafopredeter." style:family="text">
      <style:text-properties style:font-size-complex="11pt"/>
    </style:style>
    <style:style style:name="TableColumn12" style:family="table-column">
      <style:table-column-properties style:column-width="2.3256in" style:use-optimal-column-width="false"/>
    </style:style>
    <style:style style:name="TableColumn13" style:family="table-column">
      <style:table-column-properties style:column-width="5.3256in" style:use-optimal-column-width="false"/>
    </style:style>
    <style:style style:name="Table11" style:family="table">
      <style:table-properties style:width="7.6513in" fo:margin-left="-0.0319in" table:align="left"/>
    </style:style>
    <style:style style:name="TableRow14" style:family="table-row">
      <style:table-row-properties style:min-row-height="1.3784in" style:use-optimal-row-height="false"/>
    </style:style>
    <style:style style:name="TableCell15" style:family="table-cell">
      <style:table-cell-properties fo:border="none" style:writing-mode="lr-tb" fo:padding-top="0.0381in" fo:padding-left="0.0381in" fo:padding-bottom="0.0381in" fo:padding-right="0.0381in"/>
    </style:style>
    <style:style style:name="P16" style:parent-style-name="TableContents" style:family="paragraph">
      <style:text-properties style:font-name="Tahoma" fo:font-weight="bold" style:font-weight-asian="bold" style:font-weight-complex="bold"/>
    </style:style>
    <style:style style:name="P17" style:parent-style-name="TableContents" style:family="paragraph">
      <style:text-properties style:font-name="Tahoma"/>
    </style:style>
    <style:style style:name="P18" style:parent-style-name="TableContents" style:family="paragraph">
      <style:text-properties style:font-name="Tahoma"/>
    </style:style>
    <style:style style:name="P19" style:parent-style-name="TableContents" style:family="paragraph">
      <style:text-properties style:font-name="Tahoma"/>
    </style:style>
    <style:style style:name="P20" style:parent-style-name="TableContents" style:family="paragraph">
      <style:text-properties style:font-name="Tahoma"/>
    </style:style>
    <style:style style:name="TableCell21" style:family="table-cell">
      <style:table-cell-properties fo:border="none" style:writing-mode="lr-tb" fo:padding-top="0.0381in" fo:padding-left="0.0381in" fo:padding-bottom="0.0381in" fo:padding-right="0.0381in"/>
    </style:style>
    <style:style style:name="P22" style:parent-style-name="TableContents" style:family="paragraph">
      <style:paragraph-properties fo:text-align="center"/>
    </style:style>
    <style:style style:name="T23" style:parent-style-name="Fuentedepárrafopredeter." style:family="text">
      <style:text-properties style:font-name="Tahoma" fo:font-weight="bold" style:font-weight-asian="bold" style:font-weight-complex="bold" fo:font-size="17pt" style:font-size-asian="17pt" style:font-size-complex="17pt"/>
    </style:style>
    <style:style style:name="TableColumn25" style:family="table-column">
      <style:table-column-properties style:column-width="1.2368in" style:use-optimal-column-width="false"/>
    </style:style>
    <style:style style:name="TableColumn26" style:family="table-column">
      <style:table-column-properties style:column-width="4.0125in" style:use-optimal-column-width="false"/>
    </style:style>
    <style:style style:name="Table24" style:family="table">
      <style:table-properties style:width="5.2493in" fo:margin-left="0in" table:align="left"/>
    </style:style>
    <style:style style:name="TableRow27" style:family="table-row">
      <style:table-row-properties style:use-optimal-row-height="false"/>
    </style:style>
    <style:style style:name="TableCell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9" style:parent-style-name="TableContents" style:family="paragraph">
      <style:text-properties style:font-name="Tahoma" fo:font-size="10pt" style:font-size-asian="10pt" style:font-size-complex="10pt"/>
    </style:style>
    <style:style style:name="TableCell30" style:family="table-cell">
      <style:table-cell-properties fo:border="0.0034in solid #000000" style:writing-mode="lr-tb" fo:padding-top="0.0381in" fo:padding-left="0.0381in" fo:padding-bottom="0.0381in" fo:padding-right="0.0381in"/>
    </style:style>
    <style:style style:name="P31" style:parent-style-name="TableContents" style:family="paragraph">
      <style:text-properties style:font-name="Tahoma" fo:font-size="10pt" style:font-size-asian="10pt" style:font-size-complex="10pt"/>
    </style:style>
    <style:style style:name="TableRow32" style:family="table-row">
      <style:table-row-properties style:use-optimal-row-height="false"/>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 style:parent-style-name="TableContents" style:family="paragraph">
      <style:text-properties style:font-name="Tahoma" fo:font-size="10pt" style:font-size-asian="10pt" style:font-size-complex="10pt"/>
    </style:style>
    <style:style style:name="TableCell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6" style:parent-style-name="Fuentedepárrafopredeter." style:family="text">
      <style:text-properties style:font-name="Tahoma" fo:font-size="10pt" style:font-size-asian="10pt" style:font-size-complex="10pt"/>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 style:parent-style-name="TableContents" style:family="paragraph">
      <style:text-properties style:font-name="Tahoma" fo:font-size="10pt" style:font-size-asian="10pt" style:font-size-complex="10pt"/>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 style:parent-style-name="TableContents" style:family="paragraph">
      <style:text-properties style:font-name="Tahoma" fo:font-size="10pt" style:font-size-asian="10pt" style:font-size-complex="10pt"/>
    </style:style>
    <style:style style:name="TableRow42" style:family="table-row">
      <style:table-row-properties style:use-optimal-row-height="false"/>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44" style:parent-style-name="Fuentedepárrafopredeter." style:family="text">
      <style:text-properties style:font-name="Tahoma" fo:font-size="10pt" style:font-size-asian="10pt" style:font-size-complex="10pt"/>
    </style:style>
    <style:style style:name="TableCell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6" style:parent-style-name="TableContents" style:family="paragraph">
      <style:text-properties style:font-name="Tahoma" fo:font-size="10pt" style:font-size-asian="10pt" style:font-size-complex="10pt"/>
    </style:style>
    <style:style style:name="P47" style:parent-style-name="TableContents" style:family="paragraph">
      <style:paragraph-properties fo:text-align="center"/>
      <style:text-properties style:font-name="Tahoma" fo:font-weight="bold" style:font-weight-asian="bold" style:font-weight-complex="bold" fo:font-size="17pt" style:font-size-asian="17pt" style:font-size-complex="17pt"/>
    </style:style>
    <style:style style:name="P48" style:parent-style-name="Standard" style:family="paragraph">
      <style:text-properties fo:font-size="6pt" style:font-size-asian="6pt" style:font-size-complex="6pt"/>
    </style:style>
    <style:style style:name="TableColumn50" style:family="table-column">
      <style:table-column-properties style:column-width="2.5604in" style:use-optimal-column-width="false"/>
    </style:style>
    <style:style style:name="TableColumn51" style:family="table-column">
      <style:table-column-properties style:column-width="3.0458in" style:use-optimal-column-width="false"/>
    </style:style>
    <style:style style:name="TableColumn52" style:family="table-column">
      <style:table-column-properties style:column-width="2.0909in" style:use-optimal-column-width="false"/>
    </style:style>
    <style:style style:name="Table49" style:family="table">
      <style:table-properties style:width="7.6972in" fo:margin-left="-0.0548in" table:align="left"/>
    </style:style>
    <style:style style:name="TableRow53" style:family="table-row">
      <style:table-row-properties style:use-optimal-row-height="false"/>
    </style:style>
    <style:style style:name="TableCell5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5" style:parent-style-name="TableContents" style:family="paragraph">
      <style:paragraph-properties fo:text-align="center"/>
      <style:text-properties style:font-name="Tahoma" fo:font-size="10pt" style:font-size-asian="10pt" style:font-size-complex="10pt"/>
    </style:style>
    <style:style style:name="TableCell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7" style:parent-style-name="TableContents" style:family="paragraph">
      <style:paragraph-properties fo:text-align="center"/>
      <style:text-properties style:font-name="Tahoma" fo:font-size="10pt" style:font-size-asian="10pt" style:font-size-complex="10pt"/>
    </style:style>
    <style:style style:name="TableCell58" style:family="table-cell">
      <style:table-cell-properties fo:border="0.0034in solid #000000" style:writing-mode="lr-tb" fo:padding-top="0.0381in" fo:padding-left="0.0381in" fo:padding-bottom="0.0381in" fo:padding-right="0.0381in"/>
    </style:style>
    <style:style style:name="P59" style:parent-style-name="TableContents" style:family="paragraph">
      <style:paragraph-properties fo:text-align="center"/>
      <style:text-properties style:font-name="Tahoma" fo:font-size="10pt" style:font-size-asian="10pt" style:font-size-complex="10pt"/>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2" style:parent-style-name="TableContents" style:family="paragraph">
      <style:paragraph-properties fo:text-align="center"/>
      <style:text-properties style:font-name="Tahoma" fo:font-size="10pt" style:font-size-asian="10pt" style:font-size-complex="10pt"/>
    </style:style>
    <style:style style:name="P63" style:parent-style-name="TableContents" style:family="paragraph">
      <style:paragraph-properties fo:text-align="center"/>
      <style:text-properties style:font-name="Tahoma" fo:font-size="10pt" style:font-size-asian="10pt" style:font-size-complex="10pt"/>
    </style:style>
    <style:style style:name="TableCell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5" style:parent-style-name="TableContents" style:family="paragraph">
      <style:paragraph-properties fo:text-align="center"/>
      <style:text-properties style:font-name="Tahoma" fo:font-size="10pt" style:font-size-asian="10pt" style:font-size-complex="10pt"/>
    </style:style>
    <style:style style:name="TableCell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 style:parent-style-name="TableContents" style:family="paragraph">
      <style:paragraph-properties fo:text-align="center"/>
    </style:style>
    <style:style style:name="T68" style:parent-style-name="Fuentedepárrafopredeter." style:family="text">
      <style:text-properties style:font-name="Tahoma" fo:font-size="10pt" style:font-size-asian="10pt" style:font-size-complex="10pt"/>
    </style:style>
    <style:style style:name="P69" style:parent-style-name="Standard" style:family="paragraph">
      <style:text-properties fo:font-size="6pt" style:font-size-asian="6pt" style:font-size-complex="6pt"/>
    </style:style>
    <style:style style:name="TableColumn71" style:family="table-column">
      <style:table-column-properties style:column-width="7.7555in" style:use-optimal-column-width="false"/>
    </style:style>
    <style:style style:name="Table70" style:family="table">
      <style:table-properties style:width="7.7555in" fo:margin-left="-0.102in" table:align="left"/>
    </style:style>
    <style:style style:name="TableRow72" style:family="table-row">
      <style:table-row-properties style:use-optimal-row-height="false"/>
    </style:style>
    <style:style style:name="TableCell73" style:family="table-cell">
      <style:table-cell-properties fo:border="0.0034in solid #000000" style:writing-mode="lr-tb" fo:padding-top="0.0381in" fo:padding-left="0.0381in" fo:padding-bottom="0.0381in" fo:padding-right="0.0381in"/>
    </style:style>
    <style:style style:name="T74" style:parent-style-name="Fuentedepárrafopredeter." style:family="text">
      <style:text-properties fo:color="#000000" fo:font-size="8pt" style:font-size-asian="8pt" style:font-size-complex="8pt"/>
    </style:style>
    <style:style style:name="TableRow75" style:family="table-row">
      <style:table-row-properties style:use-optimal-row-height="false"/>
    </style:style>
    <style:style style:name="TableCell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 style:parent-style-name="TableContents" style:family="paragraph">
      <style:text-properties style:font-name="Tahoma" fo:font-weight="bold" style:font-weight-asian="bold" style:font-weight-complex="bold" fo:color="#000000" fo:font-size="9pt" style:font-size-asian="9pt" style:font-size-complex="9pt"/>
    </style:style>
    <style:style style:name="TableColumn79" style:family="table-column">
      <style:table-column-properties style:column-width="7.7937in" style:use-optimal-column-width="false"/>
    </style:style>
    <style:style style:name="Table78" style:family="table">
      <style:table-properties style:width="7.7937in" fo:margin-left="-0.1493in" table:align="left"/>
    </style:style>
    <style:style style:name="TableRow80" style:family="table-row">
      <style:table-row-properties style:use-optimal-row-height="false"/>
    </style:style>
    <style:style style:name="TableCell81" style:family="table-cell">
      <style:table-cell-properties fo:border="none" style:writing-mode="lr-tb" fo:padding-top="0.0381in" fo:padding-left="0.0381in" fo:padding-bottom="0.0381in" fo:padding-right="0.0381in"/>
    </style:style>
    <style:style style:name="TableRow82" style:family="table-row">
      <style:table-row-properties style:use-optimal-row-height="false"/>
    </style:style>
    <style:style style:name="TableCell83" style:family="table-cell">
      <style:table-cell-properties fo:border="none" style:writing-mode="lr-tb" fo:padding-top="0.0381in" fo:padding-left="0.0381in" fo:padding-bottom="0.0381in" fo:padding-right="0.0381in"/>
    </style:style>
    <style:style style:name="TableColumn85" style:family="table-column">
      <style:table-column-properties style:column-width="7.7576in" style:use-optimal-column-width="false"/>
    </style:style>
    <style:style style:name="Table84" style:family="table">
      <style:table-properties style:width="7.7576in" fo:margin-left="0in" table:align="left"/>
    </style:style>
    <style:style style:name="TableRow86" style:family="table-row">
      <style:table-row-properties style:use-optimal-row-height="false"/>
    </style:style>
    <style:style style:name="TableCell87" style:family="table-cell">
      <style:table-cell-properties fo:border="none" style:writing-mode="lr-tb" fo:padding-top="0.0381in" fo:padding-left="0.0381in" fo:padding-bottom="0.0381in" fo:padding-right="0.0381in"/>
    </style:style>
    <style:style style:name="TableRow88" style:family="table-row">
      <style:table-row-properties style:use-optimal-row-height="false"/>
    </style:style>
    <style:style style:name="TableCell89" style:family="table-cell">
      <style:table-cell-properties fo:border="none" style:writing-mode="lr-tb" fo:padding-top="0.0381in" fo:padding-left="0.0381in" fo:padding-bottom="0.0381in" fo:padding-right="0.0381in"/>
    </style:style>
    <style:style style:name="TableColumn91" style:family="table-column">
      <style:table-column-properties style:column-width="0.6666in" style:use-optimal-column-width="false"/>
    </style:style>
    <style:style style:name="TableColumn92" style:family="table-column">
      <style:table-column-properties style:column-width="0.7881in" style:use-optimal-column-width="false"/>
    </style:style>
    <style:style style:name="TableColumn93" style:family="table-column">
      <style:table-column-properties style:column-width="0.9277in" style:use-optimal-column-width="false"/>
    </style:style>
    <style:style style:name="TableColumn94" style:family="table-column">
      <style:table-column-properties style:column-width="0.9277in" style:use-optimal-column-width="false"/>
    </style:style>
    <style:style style:name="TableColumn95" style:family="table-column">
      <style:table-column-properties style:column-width="1.2958in" style:use-optimal-column-width="false"/>
    </style:style>
    <style:style style:name="TableColumn96" style:family="table-column">
      <style:table-column-properties style:column-width="0.9465in" style:use-optimal-column-width="false"/>
    </style:style>
    <style:style style:name="TableColumn97" style:family="table-column">
      <style:table-column-properties style:column-width="0.6666in" style:use-optimal-column-width="false"/>
    </style:style>
    <style:style style:name="TableColumn98" style:family="table-column">
      <style:table-column-properties style:column-width="0.4736in" style:use-optimal-column-width="false"/>
    </style:style>
    <style:style style:name="TableColumn99" style:family="table-column">
      <style:table-column-properties style:column-width="0.4736in" style:use-optimal-column-width="false"/>
    </style:style>
    <style:style style:name="TableColumn100" style:family="table-column">
      <style:table-column-properties style:column-width="0.4694in" style:use-optimal-column-width="false"/>
    </style:style>
    <style:style style:name="Table90" style:family="table">
      <style:table-properties style:width="7.6361in" fo:margin-left="0in" table:align="left"/>
    </style:style>
    <style:style style:name="TableRow101" style:family="table-row">
      <style:table-row-properties style:use-optimal-row-height="false" fo:keep-together="always"/>
    </style:style>
    <style:style style:name="TableCell102" style:family="table-cell">
      <style:table-cell-properties fo:border-top="0.0034in solid #000000" fo:border-left="0.0034in solid #000000" fo:border-bottom="0.0034in solid #000000" fo:border-right="none" fo:background-color="#EEEEEE" style:writing-mode="lr-tb" style:vertical-align="middle" fo:padding-top="0.0194in" fo:padding-left="0.0194in" fo:padding-bottom="0.0194in" fo:padding-right="0.0194in"/>
    </style:style>
    <style:style style:name="P103" style:parent-style-name="TableMainHeader" style:family="paragraph">
      <style:text-properties fo:font-weight="normal" style:font-weight-asian="normal" fo:font-size="8pt" style:font-size-asian="8pt" style:font-size-complex="8pt"/>
    </style:style>
    <style:style style:name="TableCell104" style:family="table-cell">
      <style:table-cell-properties fo:border-top="0.0034in solid #000000" fo:border-left="0.0034in solid #000000" fo:border-bottom="0.0034in solid #000000" fo:border-right="none" fo:background-color="#EEEEEE" style:writing-mode="lr-tb" style:vertical-align="middle" fo:padding-top="0.0194in" fo:padding-left="0.0194in" fo:padding-bottom="0.0194in" fo:padding-right="0.0194in"/>
    </style:style>
    <style:style style:name="P105" style:parent-style-name="TableMainHeader" style:family="paragraph">
      <style:text-properties fo:font-weight="normal" style:font-weight-asian="normal" fo:font-size="8pt" style:font-size-asian="8pt" style:font-size-complex="8pt"/>
    </style:style>
    <style:style style:name="TableCell106" style:family="table-cell">
      <style:table-cell-properties fo:border-top="0.0034in solid #000000" fo:border-left="0.0034in solid #000000" fo:border-bottom="0.0034in solid #000000" fo:border-right="none" fo:background-color="#EEEEEE" style:writing-mode="lr-tb" style:vertical-align="middle" fo:padding-top="0.0194in" fo:padding-left="0.0194in" fo:padding-bottom="0.0194in" fo:padding-right="0.0194in"/>
    </style:style>
    <style:style style:name="P107" style:parent-style-name="TableMainHeader" style:family="paragraph">
      <style:text-properties fo:font-weight="normal" style:font-weight-asian="normal" fo:font-size="8pt" style:font-size-asian="8pt" style:font-size-complex="8pt"/>
    </style:style>
    <style:style style:name="TableCell108" style:family="table-cell">
      <style:table-cell-properties fo:border-top="0.0034in solid #000000" fo:border-left="0.0034in solid #000000" fo:border-bottom="0.0034in solid #000000" fo:border-right="none" fo:background-color="#EEEEEE" style:writing-mode="lr-tb" style:vertical-align="middle" fo:padding-top="0.0194in" fo:padding-left="0.0194in" fo:padding-bottom="0.0194in" fo:padding-right="0.0194in"/>
    </style:style>
    <style:style style:name="P109" style:parent-style-name="TableMainHeader" style:family="paragraph">
      <style:text-properties fo:font-weight="normal" style:font-weight-asian="normal" fo:font-size="8pt" style:font-size-asian="8pt" style:font-size-complex="8pt"/>
    </style:style>
    <style:style style:name="TableCell110" style:family="table-cell">
      <style:table-cell-properties fo:border-top="0.0034in solid #000000" fo:border-left="0.0034in solid #000000" fo:border-bottom="0.0034in solid #000000" fo:border-right="none" fo:background-color="#EEEEEE" style:writing-mode="lr-tb" style:vertical-align="middle" fo:padding-top="0.0194in" fo:padding-left="0.0194in" fo:padding-bottom="0.0194in" fo:padding-right="0.0194in"/>
    </style:style>
    <style:style style:name="P111" style:parent-style-name="TableMainHeader" style:family="paragraph">
      <style:text-properties fo:font-weight="normal" style:font-weight-asian="normal" fo:font-size="8pt" style:font-size-asian="8pt" style:font-size-complex="8pt"/>
    </style:style>
    <style:style style:name="TableCell112" style:family="table-cell">
      <style:table-cell-properties fo:border-top="0.0034in solid #000000" fo:border-left="0.0034in solid #000000" fo:border-bottom="0.0034in solid #000000" fo:border-right="none" fo:background-color="#EEEEEE" style:writing-mode="lr-tb" style:vertical-align="middle" fo:padding-top="0.0194in" fo:padding-left="0.0194in" fo:padding-bottom="0.0194in" fo:padding-right="0.0194in"/>
    </style:style>
    <style:style style:name="P113" style:parent-style-name="TableMainHeader" style:family="paragraph">
      <style:text-properties fo:font-weight="normal" style:font-weight-asian="normal" fo:font-size="8pt" style:font-size-asian="8pt" style:font-size-complex="8pt"/>
    </style:style>
    <style:style style:name="TableCell114" style:family="table-cell">
      <style:table-cell-properties fo:border-top="0.0034in solid #000000" fo:border-left="0.0034in solid #000000" fo:border-bottom="0.0034in solid #000000" fo:border-right="none" fo:background-color="#EEEEEE" style:writing-mode="lr-tb" style:vertical-align="middle" fo:padding-top="0.0194in" fo:padding-left="0.0194in" fo:padding-bottom="0.0194in" fo:padding-right="0.0194in"/>
    </style:style>
    <style:style style:name="P115" style:parent-style-name="TableMainHeader" style:family="paragraph">
      <style:text-properties fo:font-weight="normal" style:font-weight-asian="normal" fo:font-size="8pt" style:font-size-asian="8pt" style:font-size-complex="8pt"/>
    </style:style>
    <style:style style:name="TableCell116" style:family="table-cell">
      <style:table-cell-properties fo:border-top="0.0034in solid #000000" fo:border-left="0.0034in solid #000000" fo:border-bottom="0.0034in solid #000000" fo:border-right="none" fo:background-color="#EEEEEE" style:writing-mode="lr-tb" style:vertical-align="middle" fo:padding-top="0.0194in" fo:padding-left="0.0194in" fo:padding-bottom="0.0194in" fo:padding-right="0.0194in"/>
    </style:style>
    <style:style style:name="P117" style:parent-style-name="TableMainHeader" style:family="paragraph">
      <style:text-properties fo:font-weight="normal" style:font-weight-asian="normal" fo:font-size="8pt" style:font-size-asian="8pt" style:font-size-complex="8pt"/>
    </style:style>
    <style:style style:name="TableCell118" style:family="table-cell">
      <style:table-cell-properties fo:border="0.0034in solid #000000" fo:background-color="#EEEEEE" style:writing-mode="lr-tb" style:vertical-align="middle" fo:padding-top="0.0194in" fo:padding-left="0.0194in" fo:padding-bottom="0.0194in" fo:padding-right="0.0194in"/>
    </style:style>
    <style:style style:name="P119" style:parent-style-name="TableMainHeader" style:family="paragraph">
      <style:text-properties fo:font-weight="normal" style:font-weight-asian="normal" fo:font-size="8pt" style:font-size-asian="8pt" style:font-size-complex="8pt"/>
    </style:style>
    <style:style style:name="TableRow120" style:family="table-row">
      <style:table-row-properties style:use-optimal-row-height="false" fo:keep-together="always"/>
    </style:style>
    <style:style style:name="TableCell121" style:family="table-cell">
      <style:table-cell-properties fo:border-top="none" fo:border-left="0.0034in solid #000000" fo:border-bottom="0.0034in solid #000000" fo:border-right="none" style:writing-mode="lr-tb" style:vertical-align="bottom" fo:padding-top="0.0194in" fo:padding-left="0.0194in" fo:padding-bottom="0.0194in" fo:padding-right="0.0194in"/>
    </style:style>
    <style:style style:name="P122" style:parent-style-name="TableMainContentLeft" style:family="paragraph">
      <style:text-properties fo:font-weight="bold" style:font-weight-asian="bold" style:font-weight-complex="bold" fo:font-size="8pt" style:font-size-asian="8pt" style:font-size-complex="8pt"/>
    </style:style>
    <style:style style:name="P123" style:parent-style-name="TableMainContentLeft" style:family="paragraph">
      <style:text-properties fo:font-weight="bold" style:font-weight-asian="bold" style:font-weight-complex="bold" fo:font-size="8pt" style:font-size-asian="8pt" style:font-size-complex="8pt"/>
    </style:style>
    <style:style style:name="TableCell124" style:family="table-cell">
      <style:table-cell-properties fo:border-top="none" fo:border-left="0.0034in solid #000000" fo:border-bottom="0.0034in solid #000000" fo:border-right="none" style:writing-mode="lr-tb" style:vertical-align="bottom" fo:padding-top="0.0194in" fo:padding-left="0.0194in" fo:padding-bottom="0.0194in" fo:padding-right="0.0194in"/>
    </style:style>
    <style:style style:name="P125" style:parent-style-name="TableMainContentLeft" style:family="paragraph">
      <style:text-properties fo:font-weight="bold" style:font-weight-asian="bold" style:font-weight-complex="bold" fo:font-size="8pt" style:font-size-asian="8pt" style:font-size-complex="8pt"/>
    </style:style>
    <style:style style:name="P126" style:parent-style-name="TableMainContentLeft" style:family="paragraph">
      <style:text-properties fo:font-weight="bold" style:font-weight-asian="bold" style:font-weight-complex="bold" fo:font-size="8pt" style:font-size-asian="8pt" style:font-size-complex="8pt"/>
    </style:style>
    <style:style style:name="TableCell127" style:family="table-cell">
      <style:table-cell-properties fo:border-top="none" fo:border-left="0.0034in solid #000000" fo:border-bottom="0.0034in solid #000000" fo:border-right="none" style:writing-mode="lr-tb" style:vertical-align="bottom" fo:padding-top="0.0194in" fo:padding-left="0.0194in" fo:padding-bottom="0.0194in" fo:padding-right="0.0194in"/>
    </style:style>
    <style:style style:name="P128" style:parent-style-name="TableMainContentLeft" style:family="paragraph">
      <style:text-properties fo:font-weight="bold" style:font-weight-asian="bold" style:font-weight-complex="bold" fo:font-size="8pt" style:font-size-asian="8pt" style:font-size-complex="8pt"/>
    </style:style>
    <style:style style:name="P129" style:parent-style-name="TableMainContentLeft" style:family="paragraph">
      <style:text-properties fo:font-weight="bold" style:font-weight-asian="bold" style:font-weight-complex="bold" fo:font-size="8pt" style:font-size-asian="8pt" style:font-size-complex="8pt"/>
    </style:style>
    <style:style style:name="TableCell130" style:family="table-cell">
      <style:table-cell-properties fo:border-top="none" fo:border-left="0.0034in solid #000000" fo:border-bottom="0.0034in solid #000000" fo:border-right="none" style:writing-mode="lr-tb" style:vertical-align="bottom" fo:padding-top="0.0194in" fo:padding-left="0.0194in" fo:padding-bottom="0.0194in" fo:padding-right="0.0194in"/>
    </style:style>
    <style:style style:name="P131" style:parent-style-name="TableMainContentLeft" style:family="paragraph">
      <style:text-properties fo:font-weight="bold" style:font-weight-asian="bold" style:font-weight-complex="bold" fo:font-size="8pt" style:font-size-asian="8pt" style:font-size-complex="8pt"/>
    </style:style>
    <style:style style:name="P132" style:parent-style-name="TableMainContentLeft" style:family="paragraph">
      <style:text-properties fo:font-weight="bold" style:font-weight-asian="bold" style:font-weight-complex="bold" fo:font-size="8pt" style:font-size-asian="8pt" style:font-size-complex="8pt"/>
    </style:style>
    <style:style style:name="TableCell133" style:family="table-cell">
      <style:table-cell-properties fo:border-top="none" fo:border-left="0.0034in solid #000000" fo:border-bottom="0.0034in solid #000000" fo:border-right="none" style:writing-mode="lr-tb" style:vertical-align="bottom" fo:padding-top="0.0194in" fo:padding-left="0.0194in" fo:padding-bottom="0.0194in" fo:padding-right="0.0194in"/>
    </style:style>
    <style:style style:name="P134" style:parent-style-name="TableMainContentLeft" style:family="paragraph">
      <style:text-properties fo:font-weight="bold" style:font-weight-asian="bold" style:font-weight-complex="bold" fo:font-size="8pt" style:font-size-asian="8pt" style:font-size-complex="8pt"/>
    </style:style>
    <style:style style:name="P135" style:parent-style-name="TableMainContentLeft" style:family="paragraph">
      <style:text-properties fo:font-weight="bold" style:font-weight-asian="bold" style:font-weight-complex="bold" fo:font-size="8pt" style:font-size-asian="8pt" style:font-size-complex="8pt"/>
    </style:style>
    <style:style style:name="TableCell136" style:family="table-cell">
      <style:table-cell-properties fo:border-top="none" fo:border-left="0.0034in solid #000000" fo:border-bottom="0.0034in solid #000000" fo:border-right="none" style:writing-mode="lr-tb" style:vertical-align="bottom" fo:padding-top="0.0194in" fo:padding-left="0.0194in" fo:padding-bottom="0.0194in" fo:padding-right="0.0194in"/>
    </style:style>
    <style:style style:name="P137" style:parent-style-name="TableMainContentLeft" style:family="paragraph">
      <style:text-properties fo:font-weight="bold" style:font-weight-asian="bold" style:font-weight-complex="bold" fo:font-size="8pt" style:font-size-asian="8pt" style:font-size-complex="8pt"/>
    </style:style>
    <style:style style:name="P138" style:parent-style-name="TableMainContentLeft" style:family="paragraph">
      <style:text-properties fo:font-weight="bold" style:font-weight-asian="bold" style:font-weight-complex="bold" fo:font-size="8pt" style:font-size-asian="8pt" style:font-size-complex="8pt"/>
    </style:style>
    <style:style style:name="TableCell139" style:family="table-cell">
      <style:table-cell-properties fo:border-top="none" fo:border-left="0.0034in solid #000000" fo:border-bottom="0.0034in solid #000000" fo:border-right="none" style:writing-mode="lr-tb" style:vertical-align="bottom" fo:padding-top="0.0194in" fo:padding-left="0.0194in" fo:padding-bottom="0.0194in" fo:padding-right="0.0194in"/>
    </style:style>
    <style:style style:name="P140" style:parent-style-name="TableMainContentCenter" style:family="paragraph">
      <style:text-properties fo:font-weight="bold" style:font-weight-asian="bold" style:font-weight-complex="bold" fo:font-size="8pt" style:font-size-asian="8pt" style:font-size-complex="8pt"/>
    </style:style>
    <style:style style:name="P141" style:parent-style-name="TableMainContentCenter" style:family="paragraph">
      <style:text-properties fo:font-weight="bold" style:font-weight-asian="bold" style:font-weight-complex="bold" fo:font-size="8pt" style:font-size-asian="8pt" style:font-size-complex="8pt"/>
    </style:style>
    <style:style style:name="TableCell142" style:family="table-cell">
      <style:table-cell-properties fo:border-top="0.0034in solid #000000" fo:border-left="0.0034in solid #000000" fo:border-bottom="0.0034in solid #000000" fo:border-right="none" style:writing-mode="lr-tb" style:vertical-align="bottom" fo:padding-top="0.0194in" fo:padding-left="0.0194in" fo:padding-bottom="0.0194in" fo:padding-right="0.0194in"/>
    </style:style>
    <style:style style:name="P143" style:parent-style-name="TableMainContentLeftSmall" style:family="paragraph">
      <style:paragraph-properties fo:text-align="center"/>
    </style:style>
    <style:style style:name="T144" style:parent-style-name="Fuentedepárrafopredeter." style:family="text">
      <style:text-properties fo:font-weight="bold" style:font-weight-asian="bold" style:font-weight-complex="bold" fo:font-size="9pt" style:font-size-asian="9pt" style:font-size-complex="9pt"/>
    </style:style>
    <style:style style:name="T145" style:parent-style-name="Fuentedepárrafopredeter." style:family="text">
      <style:text-properties fo:font-weight="bold" style:font-weight-asian="bold" style:font-weight-complex="bold" fo:font-size="9pt" style:font-size-asian="9pt" style:font-size-complex="9pt"/>
    </style:style>
    <style:style style:name="P146" style:parent-style-name="TableMainContentLeftSmall" style:family="paragraph">
      <style:paragraph-properties fo:text-align="center"/>
    </style:style>
    <style:style style:name="P147" style:parent-style-name="TableMainContentLeftSmall" style:family="paragraph">
      <style:paragraph-properties fo:text-align="center"/>
      <style:text-properties fo:font-weight="bold" style:font-weight-asian="bold" style:font-weight-complex="bold" fo:font-size="9pt" style:font-size-asian="9pt" style:font-size-complex="9pt"/>
    </style:style>
    <style:style style:name="TableCell148" style:family="table-cell">
      <style:table-cell-properties fo:border="0.0034in solid #000000" style:writing-mode="lr-tb" style:vertical-align="bottom" fo:padding-top="0.0194in" fo:padding-left="0.0194in" fo:padding-bottom="0.0194in" fo:padding-right="0.0194in"/>
    </style:style>
    <style:style style:name="P149" style:parent-style-name="TableMainContentLeftSmall" style:family="paragraph">
      <style:paragraph-properties fo:text-align="center"/>
      <style:text-properties fo:font-weight="bold" style:font-weight-asian="bold" style:font-weight-complex="bold" fo:font-size="9pt" style:font-size-asian="9pt" style:font-size-complex="9pt"/>
    </style:style>
    <style:style style:name="P150" style:parent-style-name="TableMainContentLeftSmall" style:family="paragraph">
      <style:paragraph-properties fo:text-align="center"/>
    </style:style>
    <style:style style:name="P151" style:parent-style-name="TableMainContentLeftSmall" style:family="paragraph">
      <style:paragraph-properties fo:text-align="center"/>
      <style:text-properties fo:font-weight="bold" style:font-weight-asian="bold" style:font-weight-complex="bold" fo:font-size="9pt" style:font-size-asian="9pt" style:font-size-complex="9pt"/>
    </style:style>
    <style:style style:name="TableCell152" style:family="table-cell">
      <style:table-cell-properties fo:border-top="none" fo:border-left="0.0034in solid #000000" fo:border-bottom="0.0034in solid #000000" fo:border-right="0.0034in solid #000000" style:writing-mode="lr-tb" style:vertical-align="bottom" fo:padding-top="0.0194in" fo:padding-left="0.0194in" fo:padding-bottom="0.0194in" fo:padding-right="0.0194in"/>
    </style:style>
    <style:style style:name="P153" style:parent-style-name="TableMainContentLeftSmall" style:family="paragraph">
      <style:paragraph-properties fo:text-align="center"/>
      <style:text-properties fo:font-weight="bold" style:font-weight-asian="bold" style:font-weight-complex="bold" fo:font-size="8pt" style:font-size-asian="8pt" style:font-size-complex="8pt"/>
    </style:style>
    <style:style style:name="P154" style:parent-style-name="TableMainContentLeftSmall" style:family="paragraph">
      <style:paragraph-properties fo:text-align="center"/>
    </style:style>
    <style:style style:name="P155" style:parent-style-name="TableMainContentLeftSmall" style:family="paragraph">
      <style:paragraph-properties fo:text-align="center"/>
      <style:text-properties fo:font-weight="bold" style:font-weight-asian="bold" style:font-weight-complex="bold" fo:font-size="8pt" style:font-size-asian="8pt" style:font-size-complex="8pt"/>
    </style:style>
    <style:style style:name="TableRow156" style:family="table-row">
      <style:table-row-properties style:use-optimal-row-height="false"/>
    </style:style>
    <style:style style:name="TableCell157" style:family="table-cell">
      <style:table-cell-properties fo:border="none" style:writing-mode="lr-tb" fo:padding-top="0.0381in" fo:padding-left="0.0381in" fo:padding-bottom="0.0381in" fo:padding-right="0.0381in"/>
    </style:style>
    <style:style style:name="TableRow158" style:family="table-row">
      <style:table-row-properties style:use-optimal-row-height="false"/>
    </style:style>
    <style:style style:name="TableCell159" style:family="table-cell">
      <style:table-cell-properties fo:border="none" style:writing-mode="lr-tb" fo:padding-top="0.0381in" fo:padding-left="0.0381in" fo:padding-bottom="0.0381in" fo:padding-right="0.0381in"/>
    </style:style>
    <style:style style:name="P160" style:parent-style-name="Standard" style:family="paragraph">
      <style:text-properties fo:font-size="8pt" style:font-size-asian="8pt" style:font-size-complex="8pt"/>
    </style:style>
    <style:style style:name="TableColumn162" style:family="table-column">
      <style:table-column-properties style:column-width="7.7937in" style:use-optimal-column-width="false"/>
    </style:style>
    <style:style style:name="Table161" style:family="table">
      <style:table-properties style:width="7.7937in" fo:margin-left="-0.1493in" table:align="left"/>
    </style:style>
    <style:style style:name="TableRow163" style:family="table-row">
      <style:table-row-properties style:use-optimal-row-height="false"/>
    </style:style>
    <style:style style:name="TableCell164" style:family="table-cell">
      <style:table-cell-properties fo:border="none" style:writing-mode="lr-tb" fo:padding-top="0.0381in" fo:padding-left="0.0381in" fo:padding-bottom="0.0381in" fo:padding-right="0.0381in"/>
    </style:style>
    <style:style style:name="TableRow165" style:family="table-row">
      <style:table-row-properties style:use-optimal-row-height="false"/>
    </style:style>
    <style:style style:name="TableCell166" style:family="table-cell">
      <style:table-cell-properties fo:border="none" style:writing-mode="lr-tb" fo:padding-top="0.0381in" fo:padding-left="0.0381in" fo:padding-bottom="0.0381in" fo:padding-right="0.0381in"/>
    </style:style>
    <style:style style:name="TableColumn168" style:family="table-column">
      <style:table-column-properties style:column-width="7.6798in" style:use-optimal-column-width="false"/>
    </style:style>
    <style:style style:name="Table167" style:family="table">
      <style:table-properties style:width="7.6798in" fo:margin-left="0in" table:align="left"/>
    </style:style>
    <style:style style:name="TableRow169" style:family="table-row">
      <style:table-row-properties style:use-optimal-row-height="false" fo:keep-together="always"/>
    </style:style>
    <style:style style:name="TableCell170" style:family="table-cell">
      <style:table-cell-properties fo:border-top="none" fo:border-left="0.0034in solid #000000" fo:border-bottom="0.0034in solid #000000" fo:border-right="0.0034in solid #000000" style:writing-mode="lr-tb" fo:padding-top="0.0194in" fo:padding-left="0.0194in" fo:padding-bottom="0.0194in" fo:padding-right="0.0194in"/>
    </style:style>
    <style:style style:name="TableColumn172" style:family="table-column">
      <style:table-column-properties style:column-width="3.8201in" style:use-optimal-column-width="false"/>
    </style:style>
    <style:style style:name="TableColumn173" style:family="table-column">
      <style:table-column-properties style:column-width="3.8208in" style:use-optimal-column-width="false"/>
    </style:style>
    <style:style style:name="Table171" style:family="table">
      <style:table-properties style:width="7.6409in" fo:margin-left="0in" table:align="left"/>
    </style:style>
    <style:style style:name="TableRow174" style:family="table-row">
      <style:table-row-properties style:use-optimal-row-height="false"/>
    </style:style>
    <style:style style:name="TableCell175" style:family="table-cell">
      <style:table-cell-properties fo:border-top="0.0034in solid #000000" fo:border-left="none" fo:border-bottom="0.0034in solid #000000" fo:border-right="none" style:writing-mode="lr-tb" fo:padding-top="0.0381in" fo:padding-left="0.0381in" fo:padding-bottom="0.0381in" fo:padding-right="0.0381in"/>
    </style:style>
    <style:style style:name="P176" style:parent-style-name="TableMainContentLeft" style:family="paragraph">
      <style:paragraph-properties fo:text-align="center">
        <style:tab-stops>
          <style:tab-stop style:type="left" style:position="0.4375in"/>
        </style:tab-stops>
      </style:paragraph-properties>
      <style:text-properties fo:font-weight="bold" style:font-weight-asian="bold" style:font-weight-complex="bold" fo:font-size="10pt" style:font-size-asian="10pt" style:font-size-complex="10pt"/>
    </style:style>
    <style:style style:name="TableRow177" style:family="table-row">
      <style:table-row-properties style:use-optimal-row-height="false"/>
    </style:style>
    <style:style style:name="TableCell178" style:family="table-cell">
      <style:table-cell-properties fo:border-top="none" fo:border-left="none" fo:border-bottom="0.0034in solid #000000" fo:border-right="none" style:writing-mode="lr-tb" fo:padding-top="0.0381in" fo:padding-left="0.0381in" fo:padding-bottom="0.0381in" fo:padding-right="0.0381in"/>
    </style:style>
    <style:style style:name="P179" style:parent-style-name="Standard" style:family="paragraph">
      <style:paragraph-properties fo:text-align="center">
        <style:tab-stops>
          <style:tab-stop style:type="left" style:position="0.4375in"/>
        </style:tab-stops>
      </style:paragraph-properties>
    </style:style>
    <style:style style:name="T180" style:parent-style-name="Fuentedepárrafopredeter." style:family="text">
      <style:text-properties style:font-name="Tahoma" fo:font-size="10pt" style:font-size-asian="10pt" style:font-size-complex="10pt"/>
    </style:style>
    <style:style style:name="TableRow181" style:family="table-row">
      <style:table-row-properties style:use-optimal-row-height="false"/>
    </style:style>
    <style:style style:name="TableCell182" style:family="table-cell">
      <style:table-cell-properties fo:border-top="none" fo:border-left="none" fo:border-bottom="0.0034in solid #000000" fo:border-right="none" style:writing-mode="lr-tb" fo:padding-top="0.0381in" fo:padding-left="0.0381in" fo:padding-bottom="0.0381in" fo:padding-right="0.0381in"/>
    </style:style>
    <style:style style:name="P183" style:parent-style-name="TableContents" style:family="paragraph">
      <style:paragraph-properties fo:text-align="center"/>
    </style:style>
    <style:style style:name="TableCell184" style:family="table-cell">
      <style:table-cell-properties fo:border-top="none" fo:border-left="none" fo:border-bottom="0.0034in solid #000000" fo:border-right="none" style:writing-mode="lr-tb" fo:padding-top="0.0381in" fo:padding-left="0.0381in" fo:padding-bottom="0.0381in" fo:padding-right="0.0381in"/>
    </style:style>
    <style:style style:name="P185" style:parent-style-name="TableContents" style:family="paragraph">
      <style:paragraph-properties fo:text-align="center"/>
    </style:style>
    <style:style style:name="TableRow186" style:family="table-row">
      <style:table-row-properties style:min-row-height="0.2611in" style:use-optimal-row-height="false"/>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9" style:parent-style-name="TableMainContentLeft" style:family="paragraph">
      <style:paragraph-properties fo:text-align="center"/>
    </style:style>
    <style:style style:name="TableRow190" style:family="table-row">
      <style:table-row-properties style:use-optimal-row-height="false" fo:keep-together="always"/>
    </style:style>
    <style:style style:name="TableCell191" style:family="table-cell">
      <style:table-cell-properties fo:border="none" style:writing-mode="lr-tb" fo:padding-top="0in" fo:padding-left="0in" fo:padding-bottom="0in" fo:padding-right="0in"/>
    </style:style>
    <style:style style:name="TableRow192" style:family="table-row">
      <style:table-row-properties style:use-optimal-row-height="false"/>
    </style:style>
    <style:style style:name="TableCell193" style:family="table-cell">
      <style:table-cell-properties fo:border="none" style:writing-mode="lr-tb" fo:padding-top="0.0381in" fo:padding-left="0.0381in" fo:padding-bottom="0.0381in" fo:padding-right="0.0381in"/>
    </style:style>
    <style:style style:name="P194" style:parent-style-name="TableMainContentLeft" style:family="paragraph">
      <style:paragraph-properties fo:break-before="page"/>
    </style:style>
    <style:style style:name="P195"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196"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197"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198"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199"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00"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01"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02"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03"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04"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05" style:parent-style-name="Standard" style:family="paragraph">
      <style:paragraph-properties>
        <style:tab-stops>
          <style:tab-stop style:type="left" style:position="0.4375in"/>
        </style:tab-stops>
      </style:paragraph-properties>
    </style:style>
    <style:style style:name="T206" style:parent-style-name="Fuentedepárrafopredeter." style:family="text">
      <style:text-properties fo:font-weight="bold" style:font-weight-asian="bold" style:font-weight-complex="bold" fo:font-size="9pt" style:font-size-asian="9pt" style:font-size-complex="9pt"/>
    </style:style>
    <style:style style:name="T207" style:parent-style-name="Fuentedepárrafopredeter." style:family="text">
      <style:text-properties fo:font-size="9pt" style:font-size-asian="9pt" style:font-size-complex="9pt"/>
    </style:style>
    <style:style style:name="T208" style:parent-style-name="Fuentedepárrafopredeter." style:family="text">
      <style:text-properties fo:font-size="9pt" style:font-size-asian="9pt" style:font-size-complex="9pt"/>
    </style:style>
    <style:style style:name="T209" style:parent-style-name="Fuentedepárrafopredeter." style:family="text">
      <style:text-properties fo:font-size="9pt" style:font-size-asian="9pt" style:font-size-complex="9pt"/>
    </style:style>
    <style:style style:name="P210"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11" style:parent-style-name="Standard" style:family="paragraph">
      <style:paragraph-properties>
        <style:tab-stops>
          <style:tab-stop style:type="left" style:position="0.4375in"/>
        </style:tab-stops>
      </style:paragraph-properties>
    </style:style>
    <style:style style:name="T212" style:parent-style-name="Fuentedepárrafopredeter." style:family="text">
      <style:text-properties fo:font-weight="bold" style:font-weight-asian="bold" style:font-weight-complex="bold" fo:font-size="9pt" style:font-size-asian="9pt" style:font-size-complex="9pt"/>
    </style:style>
    <style:style style:name="T213" style:parent-style-name="Fuentedepárrafopredeter." style:family="text">
      <style:text-properties fo:font-size="9pt" style:font-size-asian="9pt" style:font-size-complex="9pt"/>
    </style:style>
    <style:style style:name="T214" style:parent-style-name="Fuentedepárrafopredeter." style:family="text">
      <style:text-properties fo:font-size="9pt" style:font-size-asian="9pt" style:font-size-complex="9pt"/>
    </style:style>
    <style:style style:name="T215" style:parent-style-name="Fuentedepárrafopredeter." style:family="text">
      <style:text-properties fo:font-size="9pt" style:font-size-asian="9pt" style:font-size-complex="9pt"/>
    </style:style>
    <style:style style:name="P216"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17" style:parent-style-name="Standard" style:family="paragraph">
      <style:paragraph-properties>
        <style:tab-stops>
          <style:tab-stop style:type="left" style:position="0.4375in"/>
        </style:tab-stops>
      </style:paragraph-properties>
    </style:style>
    <style:style style:name="T218" style:parent-style-name="Fuentedepárrafopredeter." style:family="text">
      <style:text-properties fo:font-weight="bold" style:font-weight-asian="bold" style:font-weight-complex="bold" fo:font-size="9pt" style:font-size-asian="9pt" style:font-size-complex="9pt"/>
    </style:style>
    <style:style style:name="T219" style:parent-style-name="Fuentedepárrafopredeter." style:family="text">
      <style:text-properties fo:font-size="9pt" style:font-size-asian="9pt" style:font-size-complex="9pt"/>
    </style:style>
    <style:style style:name="T220" style:parent-style-name="Fuentedepárrafopredeter." style:family="text">
      <style:text-properties fo:font-size="9pt" style:font-size-asian="9pt" style:font-size-complex="9pt"/>
    </style:style>
    <style:style style:name="T221" style:parent-style-name="Fuentedepárrafopredeter." style:family="text">
      <style:text-properties fo:font-size="9pt" style:font-size-asian="9pt" style:font-size-complex="9pt"/>
    </style:style>
    <style:style style:name="P222"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23"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24"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25"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26"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27"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28"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29"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30"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31"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32"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33" style:parent-style-name="Standard" style:family="paragraph">
      <style:paragraph-properties fo:break-before="page">
        <style:tab-stops>
          <style:tab-stop style:type="left" style:position="0.4375in"/>
        </style:tab-stops>
      </style:paragraph-properties>
      <style:text-properties fo:font-size="9pt" style:font-size-asian="9pt" style:font-size-complex="9pt"/>
    </style:style>
    <style:style style:name="P234"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35"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36"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37"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38"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39"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40"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41"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42"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43" style:parent-style-name="Standard" style:family="paragraph">
      <style:paragraph-properties>
        <style:tab-stops>
          <style:tab-stop style:type="left" style:position="0.4375in"/>
        </style:tab-stops>
      </style:paragraph-properties>
    </style:style>
    <style:style style:name="T244" style:parent-style-name="Fuentedepárrafopredeter." style:family="text">
      <style:text-properties fo:font-weight="bold" style:font-weight-asian="bold" style:font-weight-complex="bold" fo:font-size="9pt" style:font-size-asian="9pt" style:font-size-complex="9pt"/>
    </style:style>
    <style:style style:name="T245" style:parent-style-name="Fuentedepárrafopredeter." style:family="text">
      <style:text-properties fo:font-size="9pt" style:font-size-asian="9pt" style:font-size-complex="9pt"/>
    </style:style>
    <style:style style:name="T246" style:parent-style-name="Fuentedepárrafopredeter." style:family="text">
      <style:text-properties fo:font-size="9pt" style:font-size-asian="9pt" style:font-size-complex="9pt"/>
    </style:style>
    <style:style style:name="T247" style:parent-style-name="Fuentedepárrafopredeter." style:family="text">
      <style:text-properties fo:font-size="9pt" style:font-size-asian="9pt" style:font-size-complex="9pt"/>
    </style:style>
    <style:style style:name="P248"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49" style:parent-style-name="Standard" style:family="paragraph">
      <style:paragraph-properties>
        <style:tab-stops>
          <style:tab-stop style:type="left" style:position="0.4375in"/>
        </style:tab-stops>
      </style:paragraph-properties>
    </style:style>
    <style:style style:name="T250" style:parent-style-name="Fuentedepárrafopredeter." style:family="text">
      <style:text-properties fo:font-weight="bold" style:font-weight-asian="bold" style:font-weight-complex="bold" fo:font-size="9pt" style:font-size-asian="9pt" style:font-size-complex="9pt"/>
    </style:style>
    <style:style style:name="T251" style:parent-style-name="Fuentedepárrafopredeter." style:family="text">
      <style:text-properties fo:font-size="9pt" style:font-size-asian="9pt" style:font-size-complex="9pt"/>
    </style:style>
    <style:style style:name="T252" style:parent-style-name="Fuentedepárrafopredeter." style:family="text">
      <style:text-properties fo:font-size="9pt" style:font-size-asian="9pt" style:font-size-complex="9pt"/>
    </style:style>
    <style:style style:name="P253"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54" style:parent-style-name="Standard" style:family="paragraph">
      <style:paragraph-properties>
        <style:tab-stops>
          <style:tab-stop style:type="left" style:position="0.4375in"/>
        </style:tab-stops>
      </style:paragraph-properties>
    </style:style>
    <style:style style:name="T255" style:parent-style-name="Fuentedepárrafopredeter." style:family="text">
      <style:text-properties fo:font-weight="bold" style:font-weight-asian="bold" style:font-weight-complex="bold" fo:font-size="9pt" style:font-size-asian="9pt" style:font-size-complex="9pt"/>
    </style:style>
    <style:style style:name="T256" style:parent-style-name="Fuentedepárrafopredeter." style:family="text">
      <style:text-properties fo:font-size="9pt" style:font-size-asian="9pt" style:font-size-complex="9pt"/>
    </style:style>
    <style:style style:name="T257" style:parent-style-name="Fuentedepárrafopredeter." style:family="text">
      <style:text-properties fo:font-size="9pt" style:font-size-asian="9pt" style:font-size-complex="9pt"/>
    </style:style>
    <style:style style:name="T258" style:parent-style-name="Fuentedepárrafopredeter." style:family="text">
      <style:text-properties fo:font-size="9pt" style:font-size-asian="9pt" style:font-size-complex="9pt"/>
    </style:style>
    <style:style style:name="P259" style:parent-style-name="Standard" style:family="paragraph">
      <style:paragraph-properties>
        <style:tab-stops>
          <style:tab-stop style:type="left" style:position="0.4375in"/>
        </style:tab-stops>
      </style:paragraph-properties>
      <style:text-properties fo:font-size="9pt" style:font-size-asian="9pt" style:font-size-complex="9pt"/>
    </style:style>
    <style:style style:name="P260" style:parent-style-name="Standard" style:family="paragraph">
      <style:paragraph-properties>
        <style:tab-stops>
          <style:tab-stop style:type="left" style:position="0.4375in"/>
        </style:tab-stops>
      </style:paragraph-properties>
    </style:style>
    <style:style style:name="T261" style:parent-style-name="Fuentedepárrafopredeter." style:family="text">
      <style:text-properties fo:font-weight="bold" style:font-weight-asian="bold" style:font-weight-complex="bold" fo:font-size="9pt" style:font-size-asian="9pt" style:font-size-complex="9pt"/>
    </style:style>
    <style:style style:name="T262" style:parent-style-name="Fuentedepárrafopredeter." style:family="text">
      <style:text-properties fo:font-size="9pt" style:font-size-asian="9pt" style:font-size-complex="9pt"/>
    </style:style>
    <style:style style:name="T263" style:parent-style-name="Fuentedepárrafopredeter." style:family="text">
      <style:text-properties fo:font-size="9pt" style:font-size-asian="9pt" style:font-size-complex="9pt"/>
    </style:style>
    <style:style style:name="T264" style:parent-style-name="Fuentedepárrafopredeter." style:family="text">
      <style:text-properties fo:font-size="9pt" style:font-size-asian="9pt" style:font-size-complex="9p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text:a xlink:href="py3o://for=%22o%20in%20objects%22" office:target-frame-name="_top" xlink:show="replace"><text:span text:style-name="T10">for="o in objects"</text:span></text:a></text:p>
      <table:table table:style-name="Table11">
        <table:table-columns>
          <table:table-column table:style-name="TableColumn12"/>
          <table:table-column table:style-name="TableColumn13"/>
        </table:table-columns>
        <table:table-row table:style-name="TableRow14">
          <table:table-cell table:style-name="TableCell15">
            <text:p text:style-name="TableContents"><draw:frame draw:z-index="251658240" draw:style-name="a0" draw:name="Imagen1" text:anchor-type="paragraph" svg:x="0.22165in" svg:y="0.07559in" svg:width="1.59921in" svg:height="0.44724in" style:rel-width="scale" style:rel-height="scale"><draw:image xlink:href="media/image1.png" xlink:type="simple" xlink:show="embed" xlink:actuate="onLoad"/><svg:title/><svg:desc/></draw:frame></text:p>
            <text:p text:style-name="P16">JOVIMER, S.L.</text:p>
            <text:p text:style-name="P17">Pol. Ind La Pelleria Nave 11</text:p>
            <text:p text:style-name="P18">Tlf: 962890305</text:p>
            <text:p text:style-name="P19">Fax: 962890670</text:p>
            <text:p text:style-name="P20">CIF: B96674056</text:p>
          </table:table-cell>
          <table:table-cell table:style-name="TableCell21">
            <text:p text:style-name="P22"><text:span text:style-name="T23">CONFIRMACIÓN PEDIDO COMPRA</text:span></text:p>
            <table:table table:style-name="Table24">
              <table:table-columns>
                <table:table-column table:style-name="TableColumn25"/>
                <table:table-column table:style-name="TableColumn26"/>
              </table:table-columns>
              <table:table-row table:style-name="TableRow27">
                <table:table-cell table:style-name="TableCell28">
                  <text:p text:style-name="P29">De:</text:p>
                </table:table-cell>
                <table:table-cell table:style-name="TableCell30">
                  <text:p text:style-name="P31">username</text:p>
                </table:table-cell>
              </table:table-row>
              <table:table-row table:style-name="TableRow32">
                <table:table-cell table:style-name="TableCell33">
                  <text:p text:style-name="P34">Para:</text:p>
                </table:table-cell>
                <table:table-cell table:style-name="TableCell35">
                  <text:p text:style-name="TableContents"><text:text-input text:description="&lt;o.partner_id&gt;"/><text:span text:style-name="T36">partner_id.name</text:span></text:p>
                </table:table-cell>
              </table:table-row>
              <table:table-row table:style-name="TableRow37">
                <table:table-cell table:style-name="TableCell38">
                  <text:p text:style-name="P39">Att:</text:p>
                </table:table-cell>
                <table:table-cell table:style-name="TableCell40">
                  <text:p text:style-name="P41">Att</text:p>
                </table:table-cell>
              </table:table-row>
              <table:table-row table:style-name="TableRow42">
                <table:table-cell table:style-name="TableCell43">
                  <text:p text:style-name="TableContents"><text:span text:style-name="T44">Plataforma:</text:span></text:p>
                </table:table-cell>
                <table:table-cell table:style-name="TableCell45">
                  <text:p text:style-name="P46">consignatario</text:p>
                </table:table-cell>
              </table:table-row>
            </table:table>
            <text:p text:style-name="P47"/>
          </table:table-cell>
        </table:table-row>
      </table:table>
      <text:p text:style-name="P48"/>
      <table:table table:style-name="Table49">
        <table:table-columns>
          <table:table-column table:style-name="TableColumn50"/>
          <table:table-column table:style-name="TableColumn51"/>
          <table:table-column table:style-name="TableColumn52"/>
        </table:table-columns>
        <table:table-row table:style-name="TableRow53">
          <table:table-cell table:style-name="TableCell54">
            <text:p text:style-name="P55">Referencia</text:p>
          </table:table-cell>
          <table:table-cell table:style-name="TableCell56">
            <text:p text:style-name="P57">N.º Pedido</text:p>
          </table:table-cell>
          <table:table-cell table:style-name="TableCell58">
            <text:p text:style-name="P59">Fecha Salida</text:p>
          </table:table-cell>
        </table:table-row>
        <table:table-row table:style-name="TableRow60">
          <table:table-cell table:style-name="TableCell61">
            <text:p text:style-name="P62">account_analytic_id</text:p>
            <text:p text:style-name="P63"/>
          </table:table-cell>
          <table:table-cell table:style-name="TableCell64">
            <text:p text:style-name="P65">name_numpedido</text:p>
          </table:table-cell>
          <table:table-cell table:style-name="TableCell66">
            <text:p text:style-name="P67"><text:span text:style-name="T68"><text:text-input text:description="py3o://function=">fechasalida</text:text-input></text:span></text:p>
          </table:table-cell>
        </table:table-row>
      </table:table>
      <text:p text:style-name="P69"/>
      <table:table table:style-name="Table70">
        <table:table-columns>
          <table:table-column table:style-name="TableColumn71"/>
        </table:table-columns>
        <table:table-row table:style-name="TableRow72">
          <table:table-cell table:style-name="TableCell73">
            <text:p text:style-name="TableContents"><text:span text:style-name="T74"><text:text-input text:description="py3o://function=">o.obspartnersale</text:text-input></text:span></text:p>
          </table:table-cell>
        </table:table-row>
        <table:table-row table:style-name="TableRow75">
          <table:table-cell table:style-name="TableCell76">
            <text:p text:style-name="P77">CONDICIONES Y TÉRMINOS EN EL ANVERSO</text:p>
          </table:table-cell>
        </table:table-row>
      </table:table>
      <text:p text:style-name="TableMainContentLeft"/>
      <table:table table:style-name="Table78">
        <table:table-columns>
          <table:table-column table:style-name="TableColumn79"/>
        </table:table-columns>
        <table:table-row table:style-name="TableRow80">
          <table:table-cell table:style-name="TableCell81">
            <text:p text:style-name="TableMainContentLeft"><text:a xlink:href="py3o://for=%22l%20in%20o.order_line%22" office:target-frame-name="_top" xlink:show="replace">for="l in o.order_line"</text:a></text:p>
          </table:table-cell>
        </table:table-row>
        <table:table-row table:style-name="TableRow82">
          <table:table-cell table:style-name="TableCell83">
            <table:table table:style-name="Table84">
              <table:table-columns>
                <table:table-column table:style-name="TableColumn85"/>
              </table:table-columns>
              <table:table-row table:style-name="TableRow86">
                <table:table-cell table:style-name="TableCell87">
                  <text:p text:style-name="TableContents"><text:a xlink:href="py3o://if=%22l.asignado!=True%22" office:target-frame-name="_top" xlink:show="replace">if="l.asignado!=True"</text:a></text:p>
                </table:table-cell>
              </table:table-row>
              <table:table-row table:style-name="TableRow88">
                <table:table-cell table:style-name="TableCell89">
                  <table:table table:style-name="Table90">
                    <table:table-columns>
                      <table:table-column table:style-name="TableColumn91"/>
                      <table:table-column table:style-name="TableColumn92"/>
                      <table:table-column table:style-name="TableColumn93"/>
                      <table:table-column table:style-name="TableColumn94"/>
                      <table:table-column table:style-name="TableColumn95"/>
                      <table:table-column table:style-name="TableColumn96"/>
                      <table:table-column table:style-name="TableColumn97"/>
                      <table:table-column table:style-name="TableColumn98"/>
                      <table:table-column table:style-name="TableColumn99"/>
                      <table:table-column table:style-name="TableColumn100"/>
                    </table:table-columns>
                    <table:table-header-rows>
                      <table:table-row table:style-name="TableRow101">
                        <table:table-cell table:style-name="TableCell102">
                          <text:p text:style-name="P103">Palets</text:p>
                        </table:table-cell>
                        <table:table-cell table:style-name="TableCell104">
                          <text:p text:style-name="P105">Bultos x Palet</text:p>
                        </table:table-cell>
                        <table:table-cell table:style-name="TableCell106">
                          <text:p text:style-name="P107">Producto /Cat</text:p>
                        </table:table-cell>
                        <table:table-cell table:style-name="TableCell108">
                          <text:p text:style-name="P109">Variedad</text:p>
                        </table:table-cell>
                        <table:table-cell table:style-name="TableCell110">
                          <text:p text:style-name="P111">Confeccion / Calibre</text:p>
                        </table:table-cell>
                        <table:table-cell table:style-name="TableCell112">
                          <text:p text:style-name="P113">Marca</text:p>
                        </table:table-cell>
                        <table:table-cell table:style-name="TableCell114">
                          <text:p text:style-name="P115">Envase</text:p>
                        </table:table-cell>
                        <table:table-cell table:style-name="TableCell116" table:number-columns-spanned="2">
                          <text:p text:style-name="P117">Precio €<text:s/>/ u</text:p>
                        </table:table-cell>
                        <table:covered-table-cell/>
                        <table:table-cell table:style-name="TableCell118">
                          <text:p text:style-name="P119">%Dto</text:p>
                        </table:table-cell>
                      </table:table-row>
                    </table:table-header-rows>
                    <table:table-row table:style-name="TableRow120">
                      <table:table-cell table:style-name="TableCell121">
                        <text:p text:style-name="P122">cp up</text:p>
                        <text:p text:style-name="TableMainContentLeft"/>
                        <text:p text:style-name="P123"/>
                      </table:table-cell>
                      <table:table-cell table:style-name="TableCell124">
                        <text:p text:style-name="P125">bultos</text:p>
                        <text:p text:style-name="TableMainContentLeft"/>
                        <text:p text:style-name="P126"/>
                      </table:table-cell>
                      <table:table-cell table:style-name="TableCell127">
                        <text:p text:style-name="P128">name</text:p>
                        <text:p text:style-name="P129">cat</text:p>
                        <text:p text:style-name="TableMainContentLeft"/>
                      </table:table-cell>
                      <table:table-cell table:style-name="TableCell130">
                        <text:p text:style-name="P131">variedad</text:p>
                        <text:p text:style-name="TableMainContentLeft"/>
                        <text:p text:style-name="P132"/>
                      </table:table-cell>
                      <table:table-cell table:style-name="TableCell133">
                        <text:p text:style-name="P134">confeccion<text:s/></text:p>
                        <text:p text:style-name="P135">calibre</text:p>
                        <text:p text:style-name="TableMainContentLeft"/>
                      </table:table-cell>
                      <table:table-cell table:style-name="TableCell136">
                        <text:p text:style-name="P137">marca</text:p>
                        <text:p text:style-name="TableMainContentLeft"/>
                        <text:p text:style-name="P138"/>
                      </table:table-cell>
                      <table:table-cell table:style-name="TableCell139">
                        <text:p text:style-name="P140">envase</text:p>
                        <text:p text:style-name="TableMainContentCenter"/>
                        <text:p text:style-name="P141"/>
                      </table:table-cell>
                      <table:table-cell table:style-name="TableCell142">
                        <text:p text:style-name="P143"><text:span text:style-name="T144"><text:text-input text:description="py3o://function=">price</text:text-input></text:span><text:span text:style-name="T145"><text:s/></text:span></text:p>
                        <text:p text:style-name="P146"/>
                        <text:p text:style-name="P147"/>
                      </table:table-cell>
                      <table:table-cell table:style-name="TableCell148">
                        <text:p text:style-name="P149"><text:s/>u</text:p>
                        <text:p text:style-name="P150"/>
                        <text:p text:style-name="P151"/>
                      </table:table-cell>
                      <table:table-cell table:style-name="TableCell152">
                        <text:p text:style-name="P153">dto</text:p>
                        <text:p text:style-name="P154"/>
                        <text:p text:style-name="P155"/>
                      </table:table-cell>
                    </table:table-row>
                  </table:table>
                  <text:p text:style-name="Standard"/>
                </table:table-cell>
              </table:table-row>
              <table:table-row table:style-name="TableRow156">
                <table:table-cell table:style-name="TableCell157">
                  <text:p text:style-name="TableContents"><text:a xlink:href="py3o://if" office:target-frame-name="_top" xlink:show="replace">/if</text:a></text:p>
                </table:table-cell>
              </table:table-row>
            </table:table>
            <text:p text:style-name="Standard"/>
          </table:table-cell>
        </table:table-row>
        <table:table-row table:style-name="TableRow158">
          <table:table-cell table:style-name="TableCell159">
            <text:p text:style-name="TableMainContentLeft"><text:a xlink:href="py3o://for" office:target-frame-name="_top" xlink:show="replace">/for</text:a></text:p>
          </table:table-cell>
        </table:table-row>
      </table:table>
      <text:p text:style-name="P160"/>
      <text:p text:style-name="Standard"/>
      <table:table table:style-name="Table161">
        <table:table-columns>
          <table:table-column table:style-name="TableColumn162"/>
        </table:table-columns>
        <table:table-row table:style-name="TableRow163">
          <table:table-cell table:style-name="TableCell164">
            <text:p text:style-name="TableMainContentLeft"><text:a xlink:href="py3o://for=%22l%20in%20o.order_line%22" office:target-frame-name="_top" xlink:show="replace">for="l in o.order_line"</text:a></text:p>
          </table:table-cell>
        </table:table-row>
        <table:table-row table:style-name="TableRow165">
          <table:table-cell table:style-name="TableCell166">
            <text:p text:style-name="TableContents"/>
            <table:table table:style-name="Table167">
              <table:table-columns>
                <table:table-column table:style-name="TableColumn168"/>
              </table:table-columns>
              <table:table-header-rows>
                <table:table-row table:style-name="TableRow169">
                  <table:table-cell table:style-name="TableCell170">
                    <table:table table:style-name="Table171">
                      <table:table-columns>
                        <table:table-column table:style-name="TableColumn172"/>
                        <table:table-column table:style-name="TableColumn173"/>
                      </table:table-columns>
                      <table:table-row table:style-name="TableRow174">
                        <table:table-cell table:style-name="TableCell175" table:number-columns-spanned="2">
                          <text:p text:style-name="P176">variedad cat confeccion confeccion marca envase</text:p>
                        </table:table-cell>
                        <table:covered-table-cell/>
                      </table:table-row>
                      <table:table-row table:style-name="TableRow177">
                        <table:table-cell table:style-name="TableCell178" table:number-columns-spanned="2">
                          <text:p text:style-name="P179">FORMATO DE LAS ETIQUETAS DE LA REFERENCIA<text:s/><text:span text:style-name="T180">expediente_serie / <text:s/>expediente_num</text:span></text:p>
                        </table:table-cell>
                        <table:covered-table-cell/>
                      </table:table-row>
                      <table:table-row table:style-name="TableRow181">
                        <table:table-cell table:style-name="TableCell182">
                          <text:p text:style-name="P183">Unidad</text:p>
                        </table:table-cell>
                        <table:table-cell table:style-name="TableCell184">
                          <text:p text:style-name="P185">Bulto</text:p>
                        </table:table-cell>
                      </table:table-row>
                      <table:table-row table:style-name="TableRow186">
                        <table:table-cell table:style-name="TableCell187">
                          <text:p text:style-name="TableContents"><text:text-input text:description="py3o://function=">etiquetau</text:text-input></text:p>
                        </table:table-cell>
                        <table:table-cell table:style-name="TableCell188">
                          <text:p text:style-name="TableContents"><text:text-input text:description="py3o://function=">etiquetab</text:text-input></text:p>
                        </table:table-cell>
                      </table:table-row>
                    </table:table>
                    <text:p text:style-name="P189"/>
                  </table:table-cell>
                </table:table-row>
              </table:table-header-rows>
              <table:table-row table:style-name="TableRow190">
                <table:table-cell table:style-name="TableCell191">
                  <text:p text:style-name="TableMainContentLeft"/>
                </table:table-cell>
              </table:table-row>
            </table:table>
            <text:p text:style-name="Standard"/>
          </table:table-cell>
        </table:table-row>
        <table:table-row table:style-name="TableRow192">
          <table:table-cell table:style-name="TableCell193">
            <text:p text:style-name="TableMainContentLeft"><text:a xlink:href="py3o://for" office:target-frame-name="_top" xlink:show="replace">/for</text:a></text:p>
          </table:table-cell>
        </table:table-row>
      </table:table>
      <text:p text:style-name="Standard"/>
      <text:p text:style-name="Standard"/>
      <text:p text:style-name="Standard"/>
      <text:p text:style-name="Standard"/>
      <text:p text:style-name="Standard"/>
      <text:p text:style-name="P194"/>
      <text:soft-page-break/>
      <text:p text:style-name="P195">CONDICIONES DE CONTRATACIÓN CON JOVIMER S.L.</text:p>
      <text:p text:style-name="P196"/>
      <text:p text:style-name="P197">Los<text:s/>presentes términos constituyen las condiciones a las que se sujeta el presente pedido, cuya aceptación implica la de todos los términos y condiciones seguidamente expuestos, y que, por tanto, desde su confirmación expresa o tácita por la entrega de las mercancías objeto del pedido, constituyen un contrato que regula todos los aspectos de la relación entre el PROVEEDOR y JOVIMER. En caso de que el PROVEEDOR no esté de acuerdo con las condiciones que recoge este documento deberá expresarlo de forma escrita a<text:s/>la mayor brevedad y, en todo caso, en el plazo máximo de 24 horas desde su recepción y siempre antes de cargar el pedido solicitado, por cuanto la realización y envío del pedido solicitado implicará la aceptación de las condiciones de este documento. Por tanto, a salvo de lo dispuesto en el párrafo anterior, todas las relaciones comerciales entre la empresa receptora de este pedido y JOVIMER S.L. vendrán reguladas a través de los términos y condiciones de este contrato y, en su defecto, por lo dispuesto en<text:s/>el Código de Comercio y el resto del ordenamiento jurídico español.</text:p>
      <text:p text:style-name="P198"/>
      <text:p text:style-name="P199">En caso de albergar cualquier duda sobre el contenido o interpretación de las presentes condiciones, deberá indicarse en el mismo plazo indicado en el párrafo anterior al efecto de efectuar las aclaraciones oportunas. En otro caso, habrá de estarse a la literalidad de sus términos.</text:p>
      <text:p text:style-name="P200"/>
      <text:p text:style-name="P201">Ambas partes declaran que los medios de transmisión de este documento "Confirmación de Pedido" pueden ser diversos, pero que, en todo caso, aceptan como válido medio de comunicación el correo electrónico.</text:p>
      <text:p text:style-name="P202"/>
      <text:p text:style-name="P203">Que las Partes conocen las obligaciones derivadas de la aplicación de la Ley 12/2013, de 2 de agosto, de medidas para mejorar el funcionamiento de la cadena alimentaria y, en concreto, la obligación de realizar contratos alimentarios por escrito y los elementos mínimos que han de contener según el artículo 9 de la referida Ley, por lo que conciertan CONTRATO DE COMPRAVENTA DE PRODUCTOS ALIMENTARIOS con arreglo a las siguientes ESTIPULACIONES</text:p>
      <text:p text:style-name="P204"/>
      <text:p text:style-name="P205"><text:span text:style-name="T206">PRIMERA</text:span><text:span text:style-name="T207">.- Que<text:s/></text:span><text:span text:style-name="T208">el PROVEEDOR es una empresa especializada en procesamiento y compraventa de fruta y verdura, estando interesada en vender sus productos. Que JOVIMER, S.L. es una empresa dedicada a la exportación de frutas y verduras, por lo que la condición de extranjería</text:span><text:span text:style-name="T209"><text:s/>del cliente final es elemento esencial</text:span></text:p>
      <text:p text:style-name="P210"/>
      <text:p text:style-name="P211"><text:span text:style-name="T212">SEGUNDA</text:span><text:span text:style-name="T213">.- Este documento denominado "Confirmación de pedido", detalla la mercancía que se solicita y sus características: calibre, embalaje, cantidad, precio. Por la aceptación del mismo, el PROVEEDOR vende a JOVIM</text:span><text:span text:style-name="T214">ER S.L. la fruta y/o verdura reflejada en el documento llamado "Confirmación de pedido" en los términos y condiciones que éste recoge, debiendo entregar las mercaderías cuya cantidad, calidad y tipo correspondan a los estipulados en el contrato y que estén</text:span><text:span text:style-name="T215"><text:s/>envasadas o embaladas en la forma fijada por el contrato.</text:span></text:p>
      <text:p text:style-name="P216"/>
      <text:p text:style-name="P217"><text:span text:style-name="T218">TERCERA</text:span><text:span text:style-name="T219">.- JOVIMER S.L. y el PROVEEDOR pactan de mutuo acuerdo que el Incoterm aplicado a este contrato será el conocido como EXW (En fábrica Ex-Works), conforme al cual el PROVEEDOR cumple con su</text:span><text:span text:style-name="T220"><text:s/>obligación de entrega una vez ha situado la mercancía en sus propios locales a disposición del transportista contratado por JOVIMER. No obstante lo anterior, en cuanto al régimen de responsabilidades y riesgos, al tratarse de venta para la exportación se<text:s/></text:span><text:span text:style-name="T221">establecen de modo específico y esencial las siguientes normas sobre transmisión de riesgos y vicios que se detecten en la mercancía:</text:span></text:p>
      <text:p text:style-name="P222"/>
      <text:p text:style-name="P223">3.1 A la llegada de la mercancía al cliente final se realizará una inspección cuyos resultados determinarán el<text:s/>porcentaje de mercancía aceptada.</text:p>
      <text:p text:style-name="P224"/>
      <text:p text:style-name="P225">3.2 Cualquier reclamación que formule el cliente final, una vez recibida por JOVIMER, S.L. se transmitirá al PROVEEDOR en el plazo máximo de 3 días HÁBILES desde la recepción de aquélla y, en todo caso, en el plazo máximo<text:s/>de 30 días desde la entrega de la mercancía por el PROVEEDOR a JOVIMER. A dicha reclamación se podrá acompañar, en función del porcentaje de rechazo, una propuesta de venta alternativa a otro cliente final, determinándose en este caso el precio final por<text:s/>el resultado de dicha venta alternativa.</text:p>
      <text:p text:style-name="P226"/>
      <text:p text:style-name="P227">3.3. Una vez que JOVIMER haya transmitido la reclamación al PROVEEDOR indicando el problema apreciado por el cliente final y un reportaje fotográfico de una muestra representativa del estado de la mercancía, el PROVEEDOR podrá mostrar su disconformidad en el plazo máximo de 3 días HÁBILES.</text:p>
      <text:p text:style-name="P228"/>
      <text:p text:style-name="P229">3.4 En caso de que el PROVEEDOR no manifieste disconformidad con la reclamación formulada, se entiende que acepta el resultado de la misma, tanto en cuanto al porcentaje de eventual rechazo como en cuanto al origen del problema apreciado en la mercancía. En tal caso, el PROVEEDOR quedará vinculado por el cierre o liquidación que en su momento transmita el cliente final, teniendo en cuenta que en dicho cierre se podrá descontar, del valor de la mercancía considerada apta, los gastos necesarios para la re-selección, transporte, repacking, reetiquetaje, conservación y manipulación de dicha parte de la mercancía.</text:p>
      <text:p text:style-name="P230">Del mismo modo, si JOVIMER hubiera formulado una propuesta de venta alternativa a otro cliente de la mercancía rechazada al objeto de salvar en la medida de lo posible su valor comercial residual, la falta de manifestación u oposición expresa por parte del PROVEEDOR en el plazo antes indicado implicará que el PROVEEDOR acepta dicha venta alternativa, determinándose en tal caso el precio final a abonar al PROVEEDOR en función del resultado de dicha venta alternativa, que será comunicado al PROVEEDOR una vez se haya procedido a la liquidación correspondiente, teniendo en cuenta que en dicho cierre se podrá descontar, del valor de la mercancía considerada apta, los gastos necesarios para la re-selección, transporte, repacking, reetiquetaje, conservación y manipulación correspondiente de la parte de mercancía aprovechable.</text:p>
      <text:p text:style-name="P231">En consecuencia, la falta de oposición del PROVEEDOR a esta venta alternativa o de salvamento implicará su asunción del resultado final de la misma tal y como le sea comunicado a JOVIMER, estando está obligada únicamente, en caso de requerirlo expresamente el PROVEEDOR, a facilitar al mismo la documentación que refleje la liquidación o cierre de dicha venta alternativa.</text:p>
      <text:p text:style-name="P232">(Continua...)</text:p>
      <text:p text:style-name="P233"/>
      <text:p text:style-name="P234"/>
      <text:p text:style-name="P235">3.5 En caso de que el PROVEEDOR formule oposición a la reclamación en el plazo indicado en el apartado 3.3, se procederá a<text:s/>realizar una peritación de la mercancía objeto de la reclamación. Si las partes no han especificado ninguna institución, JOVIMER procederá inmediatamente a nombrar a un perito. El perito que se nombre será independiente de las partes.</text:p>
      <text:p text:style-name="P236"/>
      <text:p text:style-name="P237">El perito examinará<text:s/>la alegada disconformidad de las mercancías e informará de su examen a las partes. Con ese fin el perito tendrá derecho a inspeccionar la totalidad de las mercancías, o las muestras tomadas bajo su supervisión, y podrá llevar a cabo cualquier prueba que considere apropiada.</text:p>
      <text:p text:style-name="P238"/>
      <text:p text:style-name="P239">El perito remitirá su informe a ambas partes por correo electrónico. El informe será definitivo y vinculante para ambas partes.</text:p>
      <text:p text:style-name="P240"/>
      <text:p text:style-name="P241">Los honorarios y gastos del perito serán por cuenta de JOVIMER hasta la conclusión del procedimiento pericial, pero el PROVEEDOR vendrá obligado a reembolsarlos a JOVIMER, mediante deducción en su caso del precio si todavía no ha sido abonado, en el caso de que el informe concluya la existencia de los vicios o defectos puestos de manifiesto en la reclamación,<text:s/>con una desviación máxima en cuanto al porcentaje o grado de afectación indicado en la reclamación de +/- 15%.</text:p>
      <text:p text:style-name="P242"/>
      <text:p text:style-name="P243"><text:span text:style-name="T244">CUARTA</text:span><text:span text:style-name="T245">.- El PROVEEDOR enviará las facturas (de cargo o abono) correspondientes a la cuenta de venta a la dirección de correo electrónico de JO</text:span><text:span text:style-name="T246">VIMER “administracion@jovimer.com” en un plazo de 15 días desde la fecha de la cuenta de venta. A menos que se acuerde lo contrario, los importes a pagar se abonarán mediante transferencia a la cuenta bancaria indicada por el PROVEEDOR. El pago del precio<text:s/></text:span><text:span text:style-name="T247">se efectuará en un plazo de 30 días a partir de la fecha de la factura, a menos que las partes específicamente acuerden un plazo diferente.</text:span></text:p>
      <text:p text:style-name="P248"/>
      <text:p text:style-name="P249"><text:span text:style-name="T250">QUINTA</text:span><text:span text:style-name="T251">.- En el caso de incumplimiento de entrega, se indemnizará a JOVIMER con el valor de la mercancía no entrega</text:span><text:span text:style-name="T252">da o no recepcionada. No se consideran causas de incumplimiento del contrato las de fuerza mayor demostrada, derivadas de huelgas, siniestros, catástrofes climatológicas o enfermedades y/o plagas no controlables por cualquiera de las partes contratantes.</text:span></text:p>
      <text:p text:style-name="P253"/>
      <text:p text:style-name="P254"><text:span text:style-name="T255">SEXTA</text:span><text:span text:style-name="T256">.- El contrato podrá extinguirse por mutuo acuerdo de ambas partes, o en los supuestos de cese de actividad, insolvencia o incapacidad de cualquiera de ellas. Cualquiera de las partes podrá resolver el contrato, sin necesidad de requerimiento alguno,</text:span><text:span text:style-name="T257"><text:s/>en caso de que no resultasen ciertas las declaraciones realizadas en el mismo, y, en particular, en caso de: impago, incumplimiento de los calendarios de entrega y/o recepción, así como el incumplimiento reiterado (el que se produzca al menos tres veces e</text:span><text:span text:style-name="T258">n el plazo de vigencia del contrato) de los parámetros de calidad, y que haya sido comunicado por la parte afectada a la causante.</text:span></text:p>
      <text:p text:style-name="P259"/>
      <text:p text:style-name="P260"><text:span text:style-name="T261">SÉPTIMA</text:span><text:span text:style-name="T262">.- Las partes intervinientes acuerdan que todo litigio, discrepancia, cuestión o reclamación resultante de la ejecuc</text:span><text:span text:style-name="T263">ión o interpretación del presente contrato o relacionados con él, directa o indirectamente, y que no pudieran resolver de común acuerdo, se resolverá definitivamente mediante arbitraje de derecho ante el Tribunal Arbitral del Ilustre Colegio de Abogados de</text:span><text:span text:style-name="T264"><text:s/>Valencia TAV, al que se encomienda la administración del arbitraje y la designación de los árbitros, de acuerdo con su Reglamento y Estatutos. Igualmente, las partes hacen constar expresamente su compromiso de cumplir el laudo arbitral que se dicte.</text:span></text:p>
      <text:p text:style-name="Textbody"><text:a xlink:href="py3o://for" office:target-frame-name="_top" xlink:show="replace">/for</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Arial" svg:font-family="Arial" style:font-family-generic="swiss" style:font-pitch="variable" svg:panose-1="2 11 6 4 2 2 2 2 2 4"/>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margin-top="0in" fo:margin-bottom="0in"/>
      <style:text-properties style:font-name="Arial" style:font-name-asian="Arial" style:font-name-complex="Arial"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style:font-name="Arial" style:font-name-asian="Arial" style:font-name-complex="Arial"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text-properties fo:font-size="10.5pt" style:font-size-asian="10.5pt" fo:hyphenate="false"/>
    </style:style>
    <style:style style:name="Lista" style:display-name="Lista" style:family="paragraph" style:parent-style-name="Textbody">
      <style:text-properties style:font-name-complex="FreeSan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TableContents" style:display-name="Table Contents" style:family="paragraph" style:parent-style-name="Standard">
      <style:paragraph-properties text:number-lines="false"/>
      <style:text-properties fo:font-size="10.5pt" style:font-size-asian="10.5pt" fo:hyphenate="false"/>
    </style:style>
    <style:style style:name="Framecontents" style:display-name="Frame contents" style:family="paragraph" style:parent-style-name="Standard">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Standard">
      <style:paragraph-properties text:number-lines="false">
        <style:tab-stops>
          <style:tab-stop style:type="center" style:position="3.3465in"/>
          <style:tab-stop style:type="right" style:position="6.693in"/>
        </style:tab-stops>
      </style:paragraph-properties>
      <style:text-properties fo:font-size="10.5pt" style:font-size-asian="10.5pt"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Endnote" style:display-name="Endnote" style:family="paragraph" style:parent-style-name="Standard">
      <style:paragraph-properties text:number-lines="false" fo:margin-left="0.2354in" fo:text-indent="-0.2354in">
        <style:tab-stops/>
      </style:paragraph-properties>
      <style:text-properties fo:font-style="italic" style:font-style-asian="italic" fo:font-size="10pt" style:font-size-asian="10pt" style:font-size-complex="10pt" fo:hyphenate="false"/>
    </style:style>
    <style:style style:name="TableMainHeader" style:display-name="Table Main Header" style:family="paragraph" style:parent-style-name="Standard">
      <style:paragraph-properties fo:text-align="center"/>
      <style:text-properties fo:font-weight="bold" style:font-weight-asian="bold" style:font-size-complex="11pt" fo:hyphenate="false"/>
    </style:style>
    <style:style style:name="TableMainContentLeft" style:display-name="Table Main Content Left" style:family="paragraph" style:parent-style-name="Standard">
      <style:text-properties fo:font-size="10.5pt" style:font-size-asian="10.5pt" fo:hyphenate="false"/>
    </style:style>
    <style:style style:name="TableBottomsmallHeader" style:display-name="Table Bottom small Header" style:family="paragraph" style:parent-style-name="Standard">
      <style:paragraph-properties fo:text-align="center"/>
      <style:text-properties fo:font-weight="bold" style:font-weight-asian="bold" fo:font-size="10.5pt" style:font-size-asian="10.5pt" fo:hyphenate="false"/>
    </style:style>
    <style:style style:name="TableBottomsmallContentLeft" style:display-name="Table Bottom small Content Left" style:family="paragraph" style:parent-style-name="Standard">
      <style:text-properties fo:font-size="10.5pt" style:font-size-asian="10.5pt" fo:hyphenate="false"/>
    </style:style>
    <style:style style:name="ListContents" style:display-name="List Contents" style:family="paragraph" style:parent-style-name="Standard">
      <style:paragraph-properties fo:margin-left="0.3937in">
        <style:tab-stops/>
      </style:paragraph-properties>
      <style:text-properties fo:hyphenate="false"/>
    </style:style>
    <style:style style:name="TableMainContentRight" style:display-name="Table Main Content Right" style:family="paragraph" style:parent-style-name="TableMainContentLeft">
      <style:paragraph-properties fo:text-align="end"/>
      <style:text-properties fo:hyphenate="false"/>
    </style:style>
    <style:style style:name="TableTotalsHeader" style:display-name="Table Totals Header" style:family="paragraph" style:parent-style-name="Standard">
      <style:paragraph-properties fo:text-align="end"/>
      <style:text-properties fo:font-weight="bold" style:font-weight-asian="bold" fo:hyphenate="false"/>
    </style:style>
    <style:style style:name="TableTotalsContent" style:display-name="Table Totals Content" style:family="paragraph" style:parent-style-name="Standard">
      <style:paragraph-properties fo:text-align="end"/>
      <style:text-properties fo:hyphenate="false"/>
    </style:style>
    <style:style style:name="TableTotalsContentHighlight" style:display-name="Table Totals Content Highlight" style:family="paragraph" style:parent-style-name="TableTotalsContent">
      <style:text-properties fo:font-weight="bold" style:font-weight-asian="bold" fo:font-size="10.5pt" style:font-size-asian="10.5pt" fo:hyphenate="false"/>
    </style:style>
    <style:style style:name="TableBottomsmallContentRight" style:display-name="Table Bottom small Content Right" style:family="paragraph" style:parent-style-name="TableBottomsmallContentLeft">
      <style:paragraph-properties fo:text-align="end"/>
      <style:text-properties fo:font-size="11pt" style:font-size-asian="11pt" style:font-size-complex="11pt" fo:hyphenate="false"/>
    </style:style>
    <style:style style:name="Smallnewline" style:display-name="Small new line" style:family="paragraph" style:parent-style-name="Standard">
      <style:text-properties fo:font-size="10.5pt" style:font-size-asian="10.5pt" fo:hyphenate="false"/>
    </style:style>
    <style:style style:name="TableHeadercenter" style:display-name="Table Header center" style:family="paragraph" style:parent-style-name="TableHeading">
      <style:paragraph-properties fo:text-align="center"/>
      <style:text-properties fo:hyphenate="false"/>
    </style:style>
    <style:style style:name="TableBottomsmallContentCenter" style:display-name="Table Bottom small Content Center" style:family="paragraph" style:parent-style-name="TableBottomsmallContentRight">
      <style:paragraph-properties fo:text-align="center"/>
      <style:text-properties fo:hyphenate="false"/>
    </style:style>
    <style:style style:name="Piedepágina" style:display-name="Pie de página" style:family="paragraph" style:parent-style-name="Standard">
      <style:paragraph-properties text:number-lines="false" fo:text-align="center">
        <style:tab-stops>
          <style:tab-stop style:type="center" style:position="3.7006in"/>
          <style:tab-stop style:type="right" style:position="7.4013in"/>
        </style:tab-stops>
      </style:paragraph-properties>
      <style:text-properties fo:font-size="10.5pt" style:font-size-asian="10.5pt" fo:hyphenate="false"/>
    </style:style>
    <style:style style:name="Adresse" style:display-name="Adresse" style:family="paragraph" style:parent-style-name="Standard">
      <style:text-properties fo:font-size="10.5pt" style:font-size-asian="10.5pt" fo:hyphenate="false"/>
    </style:style>
    <style:style style:name="TableMainContentCenter" style:display-name="Table Main Content Center" style:family="paragraph" style:parent-style-name="TableMainContentLeft">
      <style:paragraph-properties fo:text-align="center"/>
      <style:text-properties fo:hyphenate="false"/>
    </style:style>
    <style:style style:name="TableMainContentLeftSmall" style:display-name="Table Main Content Left Small" style:family="paragraph" style:parent-style-name="TableMainContentLeft">
      <style:text-properties fo:hyphenate="false"/>
    </style:style>
    <style:style style:name="TableMainSubtotal" style:display-name="Table Main Subtotal" style:family="paragraph" style:parent-style-name="Standard">
      <style:paragraph-properties fo:text-align="end"/>
      <style:text-properties fo:font-weight="bold" style:font-weight-asian="bold" fo:font-style="italic" style:font-style-asian="italic" fo:hyphenate="false"/>
    </style:style>
    <style:style style:name="TableMainCategoryTitle" style:display-name="Table Main Category Title" style:family="paragraph" style:parent-style-name="TableMainSubtotal">
      <style:paragraph-properties fo:text-align="start"/>
      <style:text-properties fo:font-style="normal" style:font-style-asian="normal" fo:font-size="10.5pt" style:font-size-asian="10.5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Placeholder" style:display-name="Placeholder" style:family="text">
      <style:text-properties fo:font-variant="small-caps" fo:color="#008080" style:text-underline-type="single" style:text-underline-style="dotted" style:text-underline-width="auto" style:text-underline-mode="continuous" style:text-underline-color="font-color"/>
    </style:style>
    <style:style style:name="Revisión" style:display-name="Revisión" style:family="paragraph">
      <style:paragraph-properties style:vertical-align="auto"/>
      <style:text-properties style:font-name-complex="Mangal" style:font-size-complex="10.5pt"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3104in" fo:margin-left="0.4333in" fo:margin-bottom="0.2312in" fo:margin-right="0.4333in" style:num-format="1" style:writing-mode="lr-tb">
        <style:footnote-sep style:width="0.007in" style:rel-width="33%" style:color="#000000" style:line-style="solid" style:adjustment="left"/>
      </style:page-layout-properties>
      <style:header-style>
        <style:header-footer-properties style:dynamic-spacing="true" fo:min-height="0.2347in"/>
      </style:header-style>
      <style:footer-style>
        <style:header-footer-properties style:dynamic-spacing="true" fo:min-height="0.3027in"/>
      </style:footer-style>
    </style:page-layout>
    <style:style style:name="TableColumn3" style:family="table-column">
      <style:table-column-properties style:column-width="1.5722in" style:use-optimal-column-width="false"/>
    </style:style>
    <style:style style:name="TableColumn4" style:family="table-column">
      <style:table-column-properties style:column-width="5.834in" style:use-optimal-column-width="false"/>
    </style:style>
    <style:style style:name="Table2" style:family="table">
      <style:table-properties style:width="7.4062in" fo:margin-left="0in" table:align="left"/>
    </style:style>
    <style:style style:name="TableRow5" style:family="table-row">
      <style:table-row-properties style:use-optimal-row-height="false"/>
    </style:style>
    <style:style style:name="TableCell6" style:family="table-cell">
      <style:table-cell-properties fo:border="none" style:writing-mode="lr-tb" fo:padding-top="0in" fo:padding-left="0in" fo:padding-bottom="0in" fo:padding-right="0in"/>
    </style:style>
    <style:style style:name="TableCell7" style:family="table-cell">
      <style:table-cell-properties fo:border="none" style:writing-mode="lr-tb" fo:padding-top="0in" fo:padding-left="0in" fo:padding-bottom="0in" fo:padding-right="0in"/>
    </style:style>
    <style:style style:name="P8" style:parent-style-name="Encabezado" style:family="paragraph">
      <style:text-properties fo:font-size="8pt" style:font-size-asian="8pt" style:font-size-complex="8pt"/>
    </style:style>
    <style:style style:name="P9" style:parent-style-name="Standard" style:family="paragraph">
      <style:text-properties fo:font-size="4pt" style:font-size-asian="4pt" style:font-size-complex="4pt"/>
    </style:style>
  </office:automatic-styles>
  <office:master-styles>
    <style:master-page style:name="MP0" style:page-layout-name="PL0">
      <style:header>
        <table:table table:style-name="Table2">
          <table:table-columns>
            <table:table-column table:style-name="TableColumn3"/>
            <table:table-column table:style-name="TableColumn4"/>
          </table:table-columns>
          <table:table-row table:style-name="TableRow5">
            <table:table-cell table:style-name="TableCell6">
              <text:p text:style-name="TableContents"/>
            </table:table-cell>
            <table:table-cell table:style-name="TableCell7">
              <text:p text:style-name="P8"/>
            </table:table-cell>
          </table:table-row>
        </table:table>
        <text:p text:style-name="P9"/>
      </style:header>
      <style:footer>
        <text:p text:style-name="Piedepágina">Page<text:s/><text:page-number text:fixed="false">3</text:page-number><text:s/>/<text:s/><text:page-count>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icol colorado diaz</dc:creator>
    <meta:creation-date>2020-07-07T11:40:00Z</meta:creation-date>
    <dc:date>2022-03-11T03:44:00Z</dc:date>
    <meta:template xlink:href="Normal.dotm" xlink:type="simple"/>
    <meta:editing-cycles>101</meta:editing-cycles>
    <meta:editing-duration>PT16560S</meta:editing-duration>
    <meta:document-statistic meta:page-count="3" meta:paragraph-count="22" meta:word-count="1742" meta:character-count="11305" meta:row-count="79" meta:non-whitespace-character-count="9585"/>
  </office:meta>
</office:document-meta>
</file>